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sterPublisherFactoryBean.isDe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erPublisher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erPublisherFactoryBean.setDemand( boolean de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erPublisher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erPublisherFactoryBean.getTop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erPublisherFactoryBean.get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gisterPublisherFactoryBean.getPublis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erPublisherFactoryBean.setTopic( String top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erPublisherFactoryBean.setPublisher( String publis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